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01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ff0000"/>
      <style:text-properties fo:color="#c9211e"/>
    </style:style>
    <style:style style:name="ce11" style:family="table-cell" style:parent-style-name="Default">
      <style:table-cell-properties fo:border-bottom="none" fo:background-color="#00a933" fo:border-left="2.24pt solid #000000" fo:border-right="none" fo:border-top="2.24pt solid #000000"/>
    </style:style>
    <style:style style:name="ce12" style:family="table-cell" style:parent-style-name="Default">
      <style:table-cell-properties fo:border-bottom="none" fo:background-color="#00a933" fo:border-left="2.24pt solid #000000" fo:border-right="none" fo:border-top="none"/>
    </style:style>
    <style:style style:name="ce13" style:family="table-cell" style:parent-style-name="Default">
      <style:table-cell-properties fo:border-bottom="2.24pt solid #000000" fo:background-color="#00a933" fo:border-left="2.24pt solid #000000" fo:border-right="none" fo:border-top="none"/>
    </style:style>
    <style:style style:name="ce14" style:family="table-cell" style:parent-style-name="Default">
      <style:table-cell-properties fo:border-bottom="none" fo:background-color="#00a933" fo:border-left="none" fo:border-right="none" fo:border-top="2.24pt solid #000000"/>
    </style:style>
    <style:style style:name="ce1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7" style:family="table-cell" style:parent-style-name="Default">
      <style:table-cell-properties fo:border-bottom="2.24pt solid #000000" fo:background-color="#00a933" fo:border-left="none" fo:border-right="2.24pt solid #000000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 UFC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3"/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3"/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3"/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3"/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4"/>
          <table:table-cell office:value-type="float" office:value="2" calcext:value-type="float">
            <text:p>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4"/>
          <table:table-cell office:value-type="float" office:value="2" calcext:value-type="float">
            <text:p>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4"/>
          <table:table-cell office:value-type="float" office:value="3" calcext:value-type="float">
            <text:p>3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4"/>
          <table:table-cell office:value-type="float" office:value="3" calcext:value-type="float">
            <text:p>3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" table:number-columns-repeated="2"/>
          <table:table-cell table:style-name="ce11"/>
          <table:table-cell table:style-name="ce14"/>
          <table:table-cell table:style-name="ce17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" table:number-columns-repeated="2"/>
          <table:table-cell table:style-name="ce12" office:value-type="string" calcext:value-type="string">
            <text:p>UFC</text:p>
          </table:table-cell>
          <table:table-cell table:style-name="ce15"/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style-name="ce12"/>
          <table:table-cell table:style-name="ce15"/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" table:number-columns-repeated="2"/>
          <table:table-cell table:style-name="ce13"/>
          <table:table-cell table:style-name="ce16"/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19"/>
          <table:table-cell office:value-type="string" calcext:value-type="string">
            <text:p>Right Eyebrow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style-name="ce2" table:number-columns-repeated="2"/>
          <table:table-cell table:number-columns-repeated="13"/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style-name="ce2" table:number-columns-repeated="2"/>
          <table:table-cell table:number-columns-repeated="13"/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style-name="ce2" table:number-columns-repeated="2"/>
          <table:table-cell table:number-columns-repeated="14"/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style-name="ce2" table:number-columns-repeated="2"/>
          <table:table-cell table:number-columns-repeated="14"/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/>
          <table:table-cell table:style-name="ce5"/>
          <table:table-cell table:number-columns-repeated="16"/>
          <table:table-cell office:value-type="float" office:value="4" calcext:value-type="float">
            <text:p>4</text:p>
          </table:table-cell>
          <table:table-cell/>
          <table:table-cell table:style-name="ce2"/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table:number-columns-repeated="2"/>
          <table:table-cell table:number-columns-repeated="16"/>
          <table:table-cell office:value-type="float" office:value="5" calcext:value-type="float">
            <text:p>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number-columns-repeated="16"/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table:number-columns-repeated="2"/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19"/>
          <table:table-cell office:value-type="string" calcext:value-type="string">
            <text:p>Caution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number-columns-repeated="15"/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5"/>
          <table:table-cell office:value-type="float" office:value="1" calcext:value-type="float">
            <text:p>1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4"/>
          <table:table-cell table:number-columns-repeated="15"/>
          <table:table-cell office:value-type="float" office:value="2" calcext:value-type="float">
            <text:p>2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4"/>
          <table:table-cell table:number-columns-repeated="15"/>
          <table:table-cell office:value-type="float" office:value="3" calcext:value-type="float">
            <text:p>3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number-columns-repeated="15"/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4"/>
          <table:table-cell table:number-columns-repeated="15"/>
          <table:table-cell office:value-type="float" office:value="5" calcext:value-type="float">
            <text:p>5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19"/>
          <table:table-cell office:value-type="string" calcext:value-type="string">
            <text:p>UFC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6"/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7"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7"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7"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19"/>
          <table:table-cell office:value-type="string" calcext:value-type="string">
            <text:p>Flaps Gear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3"/>
          <table:table-cell office:value-type="float" office:value="0" calcext:value-type="float">
            <text:p>0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3"/>
          <table:table-cell office:value-type="float" office:value="1" calcext:value-type="float">
            <text:p>1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style-name="ce3" table:number-columns-repeated="2"/>
          <table:table-cell table:number-columns-repeated="14"/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Arduino Code" table:style-name="ta1">
        <table:table-column table:style-name="co9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7:45:28.944944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7-25T11:06:40.213814631</dc:date>
    <meta:editing-duration>PT3H39M48S</meta:editing-duration>
    <meta:editing-cycles>11</meta:editing-cycles>
    <meta:document-statistic meta:table-count="2" meta:cell-count="287" meta:object-count="0"/>
  </office:meta>
</office:document-meta>
</file>